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A000001BA7320A7DB.png"/>
  <manifest:file-entry manifest:media-type="image/jpeg" manifest:full-path="Pictures/10000000000000CC000000CC9AD46DAC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666666"/>
    </style:style>
    <style:style style:name="P2" style:family="paragraph">
      <style:paragraph-properties fo:text-align="center"/>
    </style:style>
    <style:style style:name="P3" style:family="paragraph">
      <style:text-properties fo:color="#666666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.4cm" svg:height="3.64cm" svg:x="16.3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cm" svg:height="2.941cm" svg:x="19.7cm" svg:y="10.16cm">
          <draw:image xlink:href="Pictures/10000201000001BA000001BA7320A7DB.png" xlink:type="simple" xlink:show="embed" xlink:actuate="onLoad">
            <text:p/>
          </draw:image>
        </draw:frame>
        <draw:frame draw:style-name="gr2" draw:text-style-name="P1" draw:layer="layout" svg:width="2.6cm" svg:height="2.941cm" svg:x="19.9cm" svg:y="10.561cm">
          <draw:image xlink:href="Pictures/10000201000001BA000001BA7320A7DB.png" xlink:type="simple" xlink:show="embed" xlink:actuate="onLoad">
            <text:p/>
          </draw:image>
        </draw:frame>
        <draw:frame draw:style-name="gr2" draw:text-style-name="P1" draw:layer="layout" svg:width="2.6cm" svg:height="2.941cm" svg:x="20.1cm" svg:y="10.862cm">
          <draw:image xlink:href="Pictures/10000201000001BA000001BA7320A7DB.png" xlink:type="simple" xlink:show="embed" xlink:actuate="onLoad">
            <text:p/>
          </draw:image>
        </draw:frame>
        <draw:custom-shape draw:style-name="gr1" draw:text-style-name="P1" draw:layer="layout" svg:width="18.1cm" svg:height="5.2cm" svg:x="4.4cm" svg:y="4cm">
          <text:p text:style-name="P1"><text:span text:style-name="T1"/></text:p>
          <text:p text:style-name="P1"><text:span text:style-name="T1"/></text:p>
          <text:p text:style-name="P1"><text:span text:style-name="T1">MPEG-2</text:span></text:p>
          <text:p text:style-name="P1"><text:span text:style-name="T1">transport strea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cm" svg:height="2.4cm" svg:x="4.9cm" svg:y="6cm">
          <text:p text:style-name="P2"><text:span text:style-name="T1">media en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cm" svg:height="2.4cm" svg:x="16.7cm" svg:y="14.8cm">
          <text:p text:style-name="P2"><text:span text:style-name="T1">Content </text:span></text:p>
          <text:p text:style-name="P2"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3.593cm" svg:height="4.6cm" draw:transform="skewX (0.0047123889803838) translate (5.313cm 12.5cm)">
            <text:p text:style-name="P2"><text:span text:style-name="T1">Video</text:span></text:p>
            <text:p text:style-name="P2"><text:span text:style-name="T1">Input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973cm" svg:height="1.973cm" draw:transform="rotate (-0.0228638132023085) translate (5.945cm 14.6cm)">
            <draw:image xlink:href="Pictures/10000000000000CC000000CC9AD46DAC.jpg" xlink:type="simple" xlink:show="embed" xlink:actuate="onLoad">
              <text:p/>
            </draw:image>
          </draw:frame>
          <draw:frame draw:style-name="gr3" draw:text-style-name="P2" draw:layer="layout" svg:width="1.175cm" svg:height="1.175cm" draw:transform="rotate (-0.0221656815015099) translate (20.625cm 11.7cm)">
            <draw:image xlink:href="Pictures/10000000000000CC000000CC9AD46DAC.jpg" xlink:type="simple" xlink:show="embed" xlink:actuate="onLoad">
              <text:p/>
            </draw:image>
          </draw:frame>
          <draw:frame draw:style-name="gr4" draw:text-style-name="P3" draw:layer="layout" svg:width="1.171cm" svg:height="0.962cm" svg:x="20.7cm" svg:y="12.601cm">
            <draw:text-box>
              <text:p text:style-name="P3"><text:span text:style-name="T1">.ts</text:span></text:p>
            </draw:text-box>
          </draw:frame>
          <draw:custom-shape draw:style-name="gr5" draw:text-style-name="P2" draw:layer="layout" svg:width="0.9cm" svg:height="2.1cm" svg:x="18.8cm" svg:y="8.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2" draw:layer="layout" svg:width="0.9cm" svg:height="2.1cm" svg:x="18.799cm" svg:y="13.29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" draw:text-style-name="P1" draw:layer="layout" svg:width="5.3cm" svg:height="2.4cm" svg:x="16.7cm" svg:y="6cm">
          <text:p text:style-name="P2"><text:span text:style-name="T1">stream segm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5cm" svg:height="1.2cm" svg:x="10.7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1cm" svg:height="2.8cm" svg:x="6.6cm" svg:y="9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2.6cm" svg:height="2.941cm" svg:x="16.1cm" svg:y="10.459cm">
          <draw:image xlink:href="Pictures/10000201000001BA000001BA7320A7DB.png" xlink:type="simple" xlink:show="embed" xlink:actuate="onLoad">
            <text:p text:style-name="P1"><text:span text:style-name="T1">Index</text:span></text:p>
            <text:p text:style-name="P1"><text:span text:style-name="T1">file</text:span></text:p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0T13:04:14</meta:creation-date>
    <meta:editing-duration>PT3H9M10S</meta:editing-duration>
    <meta:editing-cycles>4</meta:editing-cycles>
    <dc:date>2013-03-07T16:25:31</dc:date>
    <meta:generator>OpenOffice.org/3.4.1$Unix OpenOffice.org_project/341m1$Build-9593</meta:generator>
    <meta:document-statistic meta:object-count="41"/>
  </office:meta>
</office:document-meta>
</file>